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99cm"/>
    </style:style>
    <style:style style:name="co3" style:family="table-column">
      <style:table-column-properties fo:break-before="auto" style:column-width="3.522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1.304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38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Project:</text:p>
          </table:table-cell>
          <table:table-cell office:value-type="string">
            <text:p>gprs i2c gateway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port</text:p>
          </table:table-cell>
          <table:table-cell office:value-type="string">
            <text:p>designation</text:p>
          </table:table-cell>
          <table:table-cell office:value-type="string">
            <text:p>use</text:p>
          </table:table-cell>
          <table:table-cell office:value-type="string">
            <text:p>PxDIR - in=0, out=1</text:p>
          </table:table-cell>
          <table:table-cell office:value-type="string">
            <text:p>PxSEL - special fct disabled=0 enabled=1</text:p>
          </table:table-cell>
          <table:table-cell office:value-type="string">
            <text:p>PxOUT - low=0, high=1</text:p>
          </table:table-cell>
          <table:table-cell office:value-type="string">
            <text:p>PxREN - pullup(down)disabled=0 enabled=1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P1.0</text:p>
          </table:table-cell>
          <table:table-cell office:value-type="string">
            <text:p>TA0CLK/ACLK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1</text:p>
          </table:table-cell>
          <table:table-cell office:value-type="string">
            <text:p>TA0.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2</text:p>
          </table:table-cell>
          <table:table-cell office:value-type="string">
            <text:p>TA0.1</text:p>
          </table:table-cell>
          <table:table-cell office:value-type="string">
            <text:p>status led _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3</text:p>
          </table:table-cell>
          <table:table-cell office:value-type="string">
            <text:p>TA0.2</text:p>
          </table:table-cell>
          <table:table-cell office:value-type="string">
            <text:p>DTR _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4</text:p>
          </table:table-cell>
          <table:table-cell office:value-type="string">
            <text:p>TA0.3</text:p>
          </table:table-cell>
          <table:table-cell office:value-type="string">
            <text:p>RI _I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5</text:p>
          </table:table-cell>
          <table:table-cell office:value-type="string">
            <text:p>TA0.4</text:p>
          </table:table-cell>
          <table:table-cell office:value-type="string">
            <text:p>CTS _I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6</text:p>
          </table:table-cell>
          <table:table-cell office:value-type="string">
            <text:p>TA1CLK</text:p>
          </table:table-cell>
          <table:table-cell office:value-type="string">
            <text:p>RTS _O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1.7</text:p>
          </table:table-cell>
          <table:table-cell office:value-type="string">
            <text:p>TA1.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formula="of:=DEC2HEX([.E8]*1+[.E9]*2+[.E10]*4+[.E11]*8+[.E12]*16+[.E13]*32+[.E14]*64+[.E15]*128;2)" office:value-type="string" office:string-value="4C">
            <text:p>4C</text:p>
          </table:table-cell>
          <table:table-cell table:style-name="ce1" table:formula="of:=DEC2HEX([.F8]*1+[.F9]*2+[.F10]*4+[.F11]*8+[.F12]*16+[.F13]*32+[.F14]*64+[.F15]*128;2)" office:value-type="string" office:string-value="00">
            <text:p>00</text:p>
          </table:table-cell>
          <table:table-cell table:style-name="ce1" table:formula="of:=DEC2HEX([.G8]*1+[.G9]*2+[.G10]*4+[.G11]*8+[.G12]*16+[.G13]*32+[.G14]*64+[.G15]*128;2)" office:value-type="string" office:string-value="00">
            <text:p>00</text:p>
          </table:table-cell>
          <table:table-cell table:style-name="ce1" table:formula="of:=DEC2HEX([.H8]*1+[.H9]*2+[.H10]*4+[.H11]*8+[.H12]*16+[.H13]*32+[.H14]*64+[.H15]*128;2)" office:value-type="string" office:string-value="20">
            <text:p>2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P2.0</text:p>
          </table:table-cell>
          <table:table-cell office:value-type="string">
            <text:p>TD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formula="of:=DEC2HEX([.E18]*1;2)" office:value-type="string" office:string-value="00">
            <text:p>00</text:p>
          </table:table-cell>
          <table:table-cell table:style-name="ce1" table:formula="of:=DEC2HEX([.F18]*1;2)" office:value-type="string" office:string-value="00">
            <text:p>00</text:p>
          </table:table-cell>
          <table:table-cell table:style-name="ce1" table:formula="of:=DEC2HEX([.G18]*1;2)" office:value-type="string" office:string-value="00">
            <text:p>00</text:p>
          </table:table-cell>
          <table:table-cell table:style-name="ce1" table:formula="of:=DEC2HEX([.H18]*1;2)" office:value-type="string" office:string-value="00">
            <text:p>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P4.0</text:p>
          </table:table-cell>
          <table:table-cell office:value-type="string">
            <text:p>PM_UCB1STE/PM_UCA1CLK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1</text:p>
          </table:table-cell>
          <table:table-cell office:value-type="string">
            <text:p>PM_UCB1SIMO/PM_UCB1SDA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2</text:p>
          </table:table-cell>
          <table:table-cell office:value-type="string">
            <text:p>PM_UCB1SOMI/PM_UCB1SCL</text:p>
          </table:table-cell>
          <table:table-cell office:value-type="string">
            <text:p>uart rx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3</text:p>
          </table:table-cell>
          <table:table-cell office:value-type="string">
            <text:p>PM_UCB1CLK/PM_UCA1STE</text:p>
          </table:table-cell>
          <table:table-cell office:value-type="string">
            <text:p>uart tx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4</text:p>
          </table:table-cell>
          <table:table-cell office:value-type="string">
            <text:p>PM_UCA1TXD/PM_UCA1SIMO</text:p>
          </table:table-cell>
          <table:table-cell office:value-type="string">
            <text:p>gprs rx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5</text:p>
          </table:table-cell>
          <table:table-cell office:value-type="string">
            <text:p>PM_UCA1RXD/PM_UCA1SOMI</text:p>
          </table:table-cell>
          <table:table-cell office:value-type="string">
            <text:p>gprs tx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6</text:p>
          </table:table-cell>
          <table:table-cell office:value-type="string">
            <text:p>PM_NONE</text:p>
          </table:table-cell>
          <table:table-cell office:value-type="string">
            <text:p>SCL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4.7</text:p>
          </table:table-cell>
          <table:table-cell office:value-type="string">
            <text:p>PM_NONE</text:p>
          </table:table-cell>
          <table:table-cell office:value-type="string">
            <text:p>SDA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formula="of:=DEC2HEX([.E21]*1+[.E22]*2+[.E23]*4+[.E24]*8+[.E25]*16+[.E26]*32+[.E27]*64+[.E28]*128;2)" office:value-type="string" office:string-value="C0">
            <text:p>C0</text:p>
          </table:table-cell>
          <table:table-cell table:style-name="ce1" table:formula="of:=DEC2HEX([.F21]*1+[.F22]*2+[.F23]*4+[.F24]*8+[.F25]*16+[.F26]*32+[.F27]*64+[.F28]*128;2)" office:value-type="string" office:string-value="00">
            <text:p>00</text:p>
          </table:table-cell>
          <table:table-cell table:style-name="ce1" table:formula="of:=DEC2HEX([.G21]*1+[.G22]*2+[.G23]*4+[.G24]*8+[.G25]*16+[.G26]*32+[.G27]*64+[.G28]*128;2)" office:value-type="string" office:string-value="00">
            <text:p>00</text:p>
          </table:table-cell>
          <table:table-cell table:style-name="ce1" table:formula="of:=DEC2HEX([.H21]*1+[.H22]*2+[.H23]*4+[.H24]*8+[.H25]*16+[.H26]*32+[.H27]*64+[.H28]*128;2)" office:value-type="string" office:string-value="00">
            <text:p>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P5.0</text:p>
          </table:table-cell>
          <table:table-cell office:value-type="string">
            <text:p>A8/VeREF+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5.1</text:p>
          </table:table-cell>
          <table:table-cell office:value-type="string">
            <text:p>A9/VeREF-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5.2</text:p>
          </table:table-cell>
          <table:table-cell office:value-type="string">
            <text:p>XT2IN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5.3</text:p>
          </table:table-cell>
          <table:table-cell office:value-type="string">
            <text:p>XT2OUT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5.4</text:p>
          </table:table-cell>
          <table:table-cell office:value-type="string">
            <text:p>XIN</text:p>
          </table:table-cell>
          <table:table-cell office:value-type="string">
            <text:p>LF cryst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5.5</text:p>
          </table:table-cell>
          <table:table-cell office:value-type="string">
            <text:p>XOUT</text:p>
          </table:table-cell>
          <table:table-cell office:value-type="string">
            <text:p>LF cryst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formula="of:=DEC2HEX([.E31]*1+[.E32]*2+[.E33]*4+[.E34]*8+[.E35]*16+[.E36]*32;2)" office:value-type="string" office:string-value="00">
            <text:p>00</text:p>
          </table:table-cell>
          <table:table-cell table:style-name="ce1" table:formula="of:=DEC2HEX([.F31]*1+[.F32]*2+[.F33]*4+[.F34]*8+[.F35]*16+[.F36]*32;2)" office:value-type="string" office:string-value="30">
            <text:p>30</text:p>
          </table:table-cell>
          <table:table-cell table:style-name="ce1" table:formula="of:=DEC2HEX([.G31]*1+[.G32]*2+[.G33]*4+[.G34]*8+[.G35]*16+[.G36]*32;2)" office:value-type="string" office:string-value="00">
            <text:p>00</text:p>
          </table:table-cell>
          <table:table-cell table:style-name="ce1" table:formula="of:=DEC2HEX([.H31]*1+[.H32]*2+[.H33]*4+[.H34]*8+[.H35]*16+[.H36]*32;2)" office:value-type="string" office:string-value="00">
            <text:p>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P6.0</text:p>
          </table:table-cell>
          <table:table-cell office:value-type="string">
            <text:p>A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6.1</text:p>
          </table:table-cell>
          <table:table-cell office:value-type="string">
            <text:p>A1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6.2</text:p>
          </table:table-cell>
          <table:table-cell office:value-type="string">
            <text:p>A2</text:p>
          </table:table-cell>
          <table:table-cell office:value-type="string">
            <text:p>RAW_DIV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6.3</text:p>
          </table:table-cell>
          <table:table-cell office:value-type="string">
            <text:p>A3</text:p>
          </table:table-cell>
          <table:table-cell office:value-type="string">
            <text:p>BAT_DIV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table:formula="of:=DEC2HEX([.E39]*1+[.E40]*2+[.E41]*4+[.E42]*8;2)" office:value-type="string" office:string-value="00">
            <text:p>00</text:p>
          </table:table-cell>
          <table:table-cell table:style-name="ce1" table:formula="of:=DEC2HEX([.F39]*1+[.F40]*2+[.F41]*4+[.F42]*8;2)" office:value-type="string" office:string-value="00">
            <text:p>00</text:p>
          </table:table-cell>
          <table:table-cell table:style-name="ce1" table:formula="of:=DEC2HEX([.G39]*1+[.G40]*2+[.G41]*4+[.G42]*8;2)" office:value-type="string" office:string-value="00">
            <text:p>00</text:p>
          </table:table-cell>
          <table:table-cell table:style-name="ce1" table:formula="of:=DEC2HEX([.H39]*1+[.H40]*2+[.H41]*4+[.H42]*8;2)" office:value-type="string" office:string-value="00">
            <text:p>0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20/10/2015</text:date>, <text:time>20:0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1:11:12</meta:creation-date>
    <meta:generator>OpenOffice/4.1.1$Linux OpenOffice.org_project/411m6$Build-9775</meta:generator>
    <dc:date>2015-10-20T20:03:34</dc:date>
    <meta:editing-duration>PT8H36M57S</meta:editing-duration>
    <meta:editing-cycles>3</meta:editing-cycles>
    <meta:document-statistic meta:table-count="3" meta:cell-count="208" meta:object-count="0"/>
  </office:meta>
</office:document-meta>
</file>